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iprema WordPress CMS-a</text:h>
      <text:p text:style-name="Text_20_body">Wordpress dolazi sa ugrađenom podrškom za XML-RPC, pa nikakva dodatna priprema nije potrebna kako bi WebPublish radio sa WordPress-om.</text:p>
      <text:p text:style-name="Standard">Kada budete definirali WordPress profil, pod <text:span text:style-name="T1">Web address for your blog</text:span> treba unijeti <text:span text:style-name="T2">http://&lt;&lt;adresa vašeg WordPress bloga&gt;&gt;/xmlrpc.ph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r" fo:country="H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12T14:45:24.15</meta:creation-date>
    <dc:title>Priprema WordPressa</dc:title>
    <dc:date>2011-12-16T12:20:25.28</dc:date>
    <meta:editing-duration>PT3M54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1" meta:paragraph-count="3" meta:word-count="39" meta:character-count="294"/>
    <dc:creator>Martin Vladić</dc:creator>
    <meta:user-defined meta:name="WebPublish_Post_Id">9</meta:user-defined>
    <meta:user-defined meta:name="WebPublish_Post_PrimaryCategory">7</meta:user-defined>
    <meta:user-defined meta:name="WebPublish_Post_Profile">WebPublish Joomla</meta:user-defined>
    <meta:user-defined meta:name="WebPublish_Post_PublishOption">Publish now</meta:user-defined>
  </office:meta>
</office:document-meta>
</file>